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438in" style:rel-column-width="7281*"/>
    </style:style>
    <style:style style:name="Table1.I" style:family="table-column">
      <style:table-column-properties style:column-width="0.7444in" style:rel-column-width="7287*"/>
    </style:style>
    <style:style style:name="Table1.A1" style:family="table-cell">
      <style:table-cell-properties fo:padding="0.0382in" fo:border="none"/>
    </style:style>
    <style:style style:name="Table1.B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language="fr" fo:country="BE" officeooo:paragraph-rsid="0003776e"/>
    </style:style>
    <style:style style:name="P2" style:family="paragraph" style:parent-style-name="Standard">
      <style:paragraph-properties fo:text-align="start" style:justify-single-word="false"/>
      <style:text-properties fo:language="fr" fo:country="BE" officeooo:rsid="000b2996" officeooo:paragraph-rsid="002ca58d"/>
    </style:style>
    <style:style style:name="P3" style:family="paragraph" style:parent-style-name="Standard">
      <style:paragraph-properties fo:text-align="start" style:justify-single-word="false"/>
      <style:text-properties fo:language="fr" fo:country="BE" officeooo:rsid="0013d38d" officeooo:paragraph-rsid="0013d38d"/>
    </style:style>
    <style:style style:name="P4" style:family="paragraph" style:parent-style-name="Standard">
      <style:paragraph-properties fo:text-align="start" style:justify-single-word="false"/>
      <style:text-properties fo:font-size="11pt" fo:language="fr" fo:country="BE" fo:font-style="italic" fo:font-weight="bold" officeooo:rsid="00062ae7" officeooo:paragraph-rsid="00062ae7" style:font-size-asian="9.60000038146973pt" style:font-style-asian="italic" style:font-weight-asian="bold" style:font-size-complex="11pt" style:font-style-complex="italic" style:font-weight-complex="bold"/>
    </style:style>
    <style:style style:name="P5" style:family="paragraph" style:parent-style-name="Standard">
      <style:paragraph-properties fo:text-align="start" style:justify-single-word="false"/>
      <style:text-properties fo:font-size="11pt" fo:language="fr" fo:country="BE" fo:font-style="italic" fo:font-weight="bold" officeooo:rsid="000cc9b4" officeooo:paragraph-rsid="000c0058" style:font-size-asian="9.60000038146973pt" style:font-style-asian="italic" style:font-weight-asian="bold" style:font-size-complex="11pt" style:font-style-complex="italic" style:font-weight-complex="bold"/>
    </style:style>
    <style:style style:name="P6" style:family="paragraph" style:parent-style-name="Standard">
      <style:paragraph-properties fo:text-align="start" style:justify-single-word="false"/>
      <style:text-properties fo:font-size="11pt" fo:language="fr" fo:country="BE" fo:font-style="italic" fo:font-weight="bold" officeooo:rsid="0013d38d" officeooo:paragraph-rsid="0013d38d" style:font-size-asian="9.60000038146973pt" style:font-style-asian="italic" style:font-weight-asian="bold" style:font-size-complex="11pt" style:font-style-complex="italic" style:font-weight-complex="bold"/>
    </style:style>
    <style:style style:name="P7" style:family="paragraph" style:parent-style-name="Standard">
      <style:paragraph-properties fo:text-align="start" style:justify-single-word="false"/>
      <style:text-properties fo:font-size="11pt" fo:language="fr" fo:country="BE" fo:font-style="italic" fo:font-weight="bold" officeooo:rsid="000c0058" officeooo:paragraph-rsid="000b2996" style:font-size-asian="9.60000038146973pt" style:font-style-asian="italic" style:font-weight-asian="bold" style:font-size-complex="11pt" style:font-style-complex="italic" style:font-weight-complex="bold"/>
    </style:style>
    <style:style style:name="P8" style:family="paragraph" style:parent-style-name="Standard">
      <style:paragraph-properties fo:text-align="start" style:justify-single-word="false"/>
      <style:text-properties fo:font-size="11pt" fo:language="fr" fo:country="BE" fo:font-style="italic" fo:font-weight="bold" officeooo:rsid="002ca58d" officeooo:paragraph-rsid="002ca58d" style:font-size-asian="9.60000038146973pt" style:font-style-asian="italic" style:font-weight-asian="bold" style:font-size-complex="11pt" style:font-style-complex="italic" style:font-weight-complex="bold"/>
    </style:style>
    <style:style style:name="P9" style:family="paragraph" style:parent-style-name="Standard">
      <style:paragraph-properties fo:text-align="start" style:justify-single-word="false"/>
      <style:text-properties fo:font-size="11pt" fo:language="fr" fo:country="BE" fo:font-style="normal" fo:font-weight="normal" officeooo:rsid="001678c0" officeooo:paragraph-rsid="001678c0"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fo:font-size="11pt" fo:language="fr" fo:country="BE" fo:font-style="normal" fo:font-weight="normal" officeooo:rsid="0017b6f6" officeooo:paragraph-rsid="0017b6f6"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fo:font-size="11pt" fo:language="fr" fo:country="BE" fo:font-style="normal" fo:font-weight="normal" officeooo:rsid="0017b6f6" officeooo:paragraph-rsid="002cd4d2"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fo:font-size="11pt" fo:language="fr" fo:country="BE" fo:font-style="normal" fo:font-weight="normal" officeooo:rsid="001a8f26" officeooo:paragraph-rsid="001a8f26"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fo:font-size="11pt" fo:language="fr" fo:country="BE" fo:font-style="normal" fo:font-weight="normal" officeooo:rsid="001c514e" officeooo:paragraph-rsid="001cf7ea"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fo:font-size="11pt" fo:language="fr" fo:country="BE" fo:font-style="normal" fo:font-weight="normal" officeooo:rsid="001cf7ea" officeooo:paragraph-rsid="001cf7ea"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fo:font-size="11pt" fo:language="fr" fo:country="BE" fo:font-style="normal" fo:font-weight="normal" officeooo:rsid="001f3223" officeooo:paragraph-rsid="001ff483"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fo:font-size="11pt" fo:language="fr" fo:country="BE" fo:font-style="normal" fo:font-weight="normal" officeooo:rsid="002297a2" officeooo:paragraph-rsid="002297a2"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fo:font-size="11pt" fo:language="fr" fo:country="BE" fo:font-style="normal" fo:font-weight="normal" officeooo:rsid="002490a8" officeooo:paragraph-rsid="002490a8"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fo:font-size="11pt" fo:language="fr" fo:country="BE" fo:font-style="normal" fo:font-weight="normal" officeooo:rsid="002cd4d2" officeooo:paragraph-rsid="002cd4d2"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font-size="11pt" fo:language="fr" fo:country="BE" fo:font-style="normal" fo:font-weight="bold" officeooo:rsid="0020a310" officeooo:paragraph-rsid="0020a310" style:font-size-asian="9.60000038146973pt" style:font-style-asian="normal" style:font-weight-asian="bold" style:font-size-complex="11pt" style:font-style-complex="normal" style:font-weight-complex="bold"/>
    </style:style>
    <style:style style:name="P20" style:family="paragraph" style:parent-style-name="Standard">
      <style:paragraph-properties fo:text-align="start" style:justify-single-word="false"/>
      <style:text-properties fo:font-size="11pt" fo:language="fr" fo:country="BE" fo:font-style="normal" fo:font-weight="bold" officeooo:rsid="002490a8" officeooo:paragraph-rsid="002490a8" style:font-size-asian="9.60000038146973pt" style:font-style-asian="normal" style:font-weight-asian="bold" style:font-size-complex="11pt" style:font-style-complex="normal" style:font-weight-complex="bold"/>
    </style:style>
    <style:style style:name="P21" style:family="paragraph" style:parent-style-name="Standard">
      <style:paragraph-properties fo:text-align="start" style:justify-single-word="false"/>
      <style:text-properties fo:font-size="11pt" fo:language="fr" fo:country="BE" fo:font-style="normal" officeooo:rsid="002297a2" officeooo:paragraph-rsid="002297a2" style:font-size-asian="9.60000038146973pt" style:font-style-asian="normal" style:font-size-complex="11pt" style:font-style-complex="normal"/>
    </style:style>
    <style:style style:name="P22" style:family="paragraph" style:parent-style-name="Standard">
      <style:paragraph-properties fo:text-align="start" style:justify-single-word="false"/>
      <style:text-properties fo:font-size="22pt" fo:language="fr" fo:country="BE" fo:font-style="normal" officeooo:rsid="0013d38d" officeooo:paragraph-rsid="0013d38d" style:font-size-asian="19.25pt" style:font-style-asian="normal" style:font-size-complex="22pt" style:font-style-complex="normal"/>
    </style:style>
    <style:style style:name="P23" style:family="paragraph" style:parent-style-name="Standard">
      <style:paragraph-properties fo:text-align="start" style:justify-single-word="false"/>
      <style:text-properties fo:font-size="22pt" style:text-underline-style="none" fo:font-weight="bold" officeooo:rsid="002c97c0" officeooo:paragraph-rsid="002c97c0" style:font-size-asian="19.25pt" style:font-weight-asian="bold" style:font-size-complex="22pt" style:font-weight-complex="bold"/>
    </style:style>
    <style:style style:name="P24" style:family="paragraph" style:parent-style-name="Standard">
      <style:paragraph-properties fo:text-align="start" style:justify-single-word="false"/>
      <style:text-properties style:font-name="Abyssinica SIL" fo:font-size="11pt" fo:language="fr" fo:country="BE" fo:font-style="normal" fo:font-weight="normal" officeooo:rsid="001678c0" officeooo:paragraph-rsid="001678c0"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font-name="Abyssinica SIL" fo:font-size="11pt" fo:language="fr" fo:country="BE" fo:font-style="normal" fo:font-weight="normal" officeooo:rsid="001678c0" officeooo:paragraph-rsid="0017b6f6"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size="16pt" fo:language="fr" fo:country="BE" fo:font-style="normal" fo:font-weight="bold" officeooo:rsid="001678c0" officeooo:paragraph-rsid="001678c0" style:font-size-asian="16pt" style:font-style-asian="normal" style:font-weight-asian="bold" style:font-size-complex="16pt" style:font-style-complex="normal" style:font-weight-complex="bold"/>
    </style:style>
    <style:style style:name="P27" style:family="paragraph" style:parent-style-name="Standard">
      <style:paragraph-properties fo:text-align="start" style:justify-single-word="false"/>
      <style:text-properties fo:font-size="16pt" fo:language="fr" fo:country="BE" fo:font-style="normal" fo:font-weight="bold" officeooo:rsid="001678c0" officeooo:paragraph-rsid="001f3223" style:font-size-asian="16pt" style:font-style-asian="normal" style:font-weight-asian="bold" style:font-size-complex="16pt" style:font-style-complex="normal" style:font-weight-complex="bold"/>
    </style:style>
    <style:style style:name="P28" style:family="paragraph" style:parent-style-name="Standard">
      <style:paragraph-properties fo:text-align="start" style:justify-single-word="false"/>
      <style:text-properties fo:font-size="16pt" fo:language="fr" fo:country="BE" fo:font-style="normal" fo:font-weight="bold" officeooo:rsid="0020a310" officeooo:paragraph-rsid="0020a310" style:font-size-asian="16pt" style:font-style-asian="normal" style:font-weight-asian="bold" style:font-size-complex="16pt" style:font-style-complex="normal" style:font-weight-complex="bold"/>
    </style:style>
    <style:style style:name="P29" style:family="paragraph" style:parent-style-name="Standard">
      <style:paragraph-properties fo:text-align="start" style:justify-single-word="false"/>
      <style:text-properties fo:font-size="16pt" fo:language="fr" fo:country="BE" fo:font-style="normal" fo:font-weight="bold" officeooo:rsid="0020a310" officeooo:paragraph-rsid="00245198" style:font-size-asian="16pt" style:font-style-asian="normal" style:font-weight-asian="bold" style:font-size-complex="16pt" style:font-style-complex="normal" style:font-weight-complex="bold"/>
    </style:style>
    <style:style style:name="P30" style:family="paragraph" style:parent-style-name="Standard">
      <style:paragraph-properties fo:text-align="start" style:justify-single-word="false"/>
      <style:text-properties fo:font-size="16pt" fo:language="fr" fo:country="BE" fo:font-style="normal" fo:font-weight="bold" officeooo:rsid="002490a8" officeooo:paragraph-rsid="002490a8" style:font-size-asian="16pt" style:font-style-asian="normal" style:font-weight-asian="bold" style:font-size-complex="16pt" style:font-style-complex="normal" style:font-weight-complex="bold"/>
    </style:style>
    <style:style style:name="P31" style:family="paragraph" style:parent-style-name="Standard">
      <style:paragraph-properties fo:text-align="start" style:justify-single-word="false"/>
      <style:text-properties fo:font-size="14pt" fo:language="fr" fo:country="BE" fo:font-style="normal" fo:font-weight="bold" officeooo:rsid="001a8f26" officeooo:paragraph-rsid="001a8f26"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fo:font-size="14pt" fo:language="fr" fo:country="BE" fo:font-style="normal" fo:font-weight="bold" officeooo:rsid="001a8f26" officeooo:paragraph-rsid="001cf7ea" style:font-size-asian="14pt" style:font-style-asian="normal" style:font-weight-asian="bold" style:font-size-complex="14pt" style:font-style-complex="normal" style:font-weight-complex="bold"/>
    </style:style>
    <style:style style:name="P33" style:family="paragraph" style:parent-style-name="Standard">
      <style:paragraph-properties fo:text-align="center" style:justify-single-word="false"/>
      <style:text-properties fo:font-size="32pt" fo:font-weight="bold" officeooo:rsid="0003776e" officeooo:paragraph-rsid="0003776e" style:font-size-asian="32pt" style:font-weight-asian="bold" style:font-size-complex="32pt" style:font-weight-complex="bold"/>
    </style:style>
    <style:style style:name="P34" style:family="paragraph" style:parent-style-name="Standard">
      <style:paragraph-properties fo:text-align="center" style:justify-single-word="false"/>
      <style:text-properties fo:font-size="12pt" fo:font-weight="bold" officeooo:rsid="0003776e" officeooo:paragraph-rsid="0003776e"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9pt" fo:language="fr" fo:country="BE" fo:font-style="normal" fo:font-weight="bold" officeooo:rsid="0020a310" officeooo:paragraph-rsid="00245198" style:font-size-asian="7.84999990463257pt" style:font-style-asian="normal" style:font-weight-asian="bold" style:font-size-complex="9pt" style:font-style-complex="normal" style:font-weight-complex="bold"/>
    </style:style>
    <style:style style:name="P36" style:family="paragraph" style:parent-style-name="Standard">
      <style:paragraph-properties fo:text-align="start" style:justify-single-word="false"/>
      <style:text-properties fo:font-size="28pt" fo:language="fr" fo:country="BE" fo:font-style="normal" fo:font-weight="bold" officeooo:rsid="003347f1" officeooo:paragraph-rsid="003347f1" style:font-size-asian="28pt" style:font-style-asian="normal" style:font-weight-asian="bold" style:font-size-complex="28pt" style:font-style-complex="normal" style:font-weight-complex="bold"/>
    </style:style>
    <style:style style:name="P37" style:family="paragraph" style:parent-style-name="Table_20_Contents">
      <style:paragraph-properties fo:text-align="center" style:justify-single-word="false"/>
      <style:text-properties fo:font-size="11pt" fo:font-weight="bold" style:font-size-asian="9.60000038146973pt" style:font-weight-asian="bold" style:font-size-complex="11pt" style:font-weight-complex="bold"/>
    </style:style>
    <style:style style:name="P38" style:family="paragraph" style:parent-style-name="Table_20_Contents">
      <style:paragraph-properties fo:text-align="center" style:justify-single-word="false"/>
      <style:text-properties fo:color="#ed1c24" fo:font-size="11pt" fo:font-weight="bold" style:font-size-asian="9.60000038146973pt" style:font-weight-asian="bold" style:font-size-complex="11pt" style:font-weight-complex="bold"/>
    </style:style>
    <style:style style:name="P39" style:family="paragraph" style:parent-style-name="Table_20_Contents">
      <style:paragraph-properties fo:text-align="center" style:justify-single-word="false"/>
      <style:text-properties fo:color="#ed1c24" fo:font-size="11pt" fo:font-weight="bold" officeooo:paragraph-rsid="001a8f26" style:font-size-asian="9.60000038146973pt" style:font-weight-asian="bold" style:font-size-complex="11pt" style:font-weight-complex="bold"/>
    </style:style>
    <style:style style:name="P40" style:family="paragraph" style:parent-style-name="Table_20_Contents">
      <style:paragraph-properties fo:text-align="center" style:justify-single-word="false"/>
      <style:text-properties fo:color="#ed1c24" fo:font-size="11pt" fo:font-weight="bold" officeooo:paragraph-rsid="001c514e" style:font-size-asian="9.60000038146973pt" style:font-weight-asian="bold" style:font-size-complex="11pt" style:font-weight-complex="bold"/>
    </style:style>
    <style:style style:name="P41" style:family="paragraph" style:parent-style-name="Table_20_Contents">
      <style:paragraph-properties fo:text-align="center" style:justify-single-word="false"/>
      <style:text-properties fo:color="#00a65d" fo:font-size="11pt" fo:font-weight="bold" style:font-size-asian="9.60000038146973pt" style:font-weight-asian="bold" style:font-size-complex="11pt" style:font-weight-complex="bold"/>
    </style:style>
    <style:style style:name="P42" style:family="paragraph" style:parent-style-name="Table_20_Contents">
      <style:paragraph-properties fo:text-align="center" style:justify-single-word="false"/>
      <style:text-properties fo:color="#00a65d" fo:font-size="11pt" fo:font-weight="bold" officeooo:rsid="001a8f26" officeooo:paragraph-rsid="001a8f26" style:font-size-asian="9.60000038146973pt" style:font-weight-asian="bold" style:font-size-complex="11pt" style:font-weight-complex="bold"/>
    </style:style>
    <style:style style:name="P43" style:family="paragraph" style:parent-style-name="Table_20_Contents">
      <style:paragraph-properties fo:text-align="center" style:justify-single-word="false"/>
      <style:text-properties fo:color="#666666" fo:font-size="11pt" fo:font-weight="bold" officeooo:rsid="001c514e" officeooo:paragraph-rsid="001c514e" style:font-size-asian="9.60000038146973pt" style:font-weight-asian="bold" style:font-size-complex="11pt" style:font-weight-complex="bold"/>
    </style:style>
    <style:style style:name="P44" style:family="paragraph" style:parent-style-name="Preformatted_20_Text">
      <loext:graphic-properties draw:fill="solid" draw:fill-color="#2b2b2b" draw:opacity="100%"/>
      <style:paragraph-properties fo:background-color="#2b2b2b"/>
      <style:text-properties fo:color="#a9b7c6" style:font-name="DejaVu Sans Mono" fo:font-size="9pt"/>
    </style:style>
    <style:style style:name="P45" style:family="paragraph" style:parent-style-name="Preformatted_20_Text">
      <style:paragraph-properties fo:text-align="start" style:justify-single-word="false"/>
      <style:text-properties fo:color="#a9b7c6" style:font-name="DejaVu Sans Mono" fo:font-size="9pt" fo:language="fr" fo:country="BE" fo:font-style="normal" fo:font-weight="normal" officeooo:rsid="002490a8" officeooo:paragraph-rsid="002490a8" style:font-size-asian="9.60000038146973pt" style:font-style-asian="normal" style:font-weight-asian="normal" style:font-size-complex="11pt" style:font-style-complex="normal" style:font-weight-complex="normal"/>
    </style:style>
    <style:style style:name="P46" style:family="paragraph" style:parent-style-name="Preformatted_20_Text">
      <loext:graphic-properties draw:fill="solid" draw:fill-color="#2b2b2b" draw:opacity="100%"/>
      <style:paragraph-properties fo:background-color="#2b2b2b"/>
      <style:text-properties fo:color="#a9b7c6" style:font-name="DejaVu Sans Mono" fo:font-size="9pt" officeooo:paragraph-rsid="00253f99"/>
    </style:style>
    <style:style style:name="P47" style:family="paragraph" style:parent-style-name="Preformatted_20_Text">
      <loext:graphic-properties draw:fill="solid" draw:fill-color="#2b2b2b" draw:opacity="100%"/>
      <style:paragraph-properties fo:background-color="#2b2b2b"/>
      <style:text-properties fo:color="#a9b7c6"/>
    </style:style>
    <style:style style:name="P48" style:family="paragraph" style:parent-style-name="Preformatted_20_Text">
      <loext:graphic-properties draw:fill="solid" draw:fill-color="#2b2b2b" draw:opacity="100%"/>
      <style:paragraph-properties fo:background-color="#2b2b2b"/>
      <style:text-properties fo:color="#a9b7c6" officeooo:paragraph-rsid="0026c0b0"/>
    </style:style>
    <style:style style:name="P49" style:family="paragraph" style:parent-style-name="Preformatted_20_Text">
      <loext:graphic-properties draw:fill="solid" draw:fill-color="#2b2b2b" draw:opacity="100%"/>
      <style:paragraph-properties fo:background-color="#2b2b2b"/>
      <style:text-properties fo:color="#629755"/>
    </style:style>
    <style:style style:name="P50" style:family="paragraph" style:parent-style-name="Preformatted_20_Text">
      <loext:graphic-properties draw:fill="solid" draw:fill-color="#2b2b2b" draw:opacity="100%"/>
      <style:paragraph-properties fo:background-color="#2b2b2b"/>
      <style:text-properties fo:color="#629755" officeooo:paragraph-rsid="00253f99"/>
    </style:style>
    <style:style style:name="P51"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style>
    <style:style style:name="P52" style:family="paragraph" style:parent-style-name="Standard">
      <style:paragraph-properties fo:text-align="start" style:justify-single-word="false"/>
      <style:text-properties fo:font-size="11pt" fo:language="fr" fo:country="BE" fo:font-style="italic" fo:font-weight="bold" officeooo:rsid="002c97c0" officeooo:paragraph-rsid="000b2996" style:font-size-asian="9.60000038146973pt" style:font-style-asian="italic" style:font-weight-asian="bold" style:font-size-complex="11pt" style:font-style-complex="italic" style:font-weight-complex="bold"/>
    </style:style>
    <style:style style:name="P53" style:family="paragraph" style:parent-style-name="Standard">
      <style:paragraph-properties fo:text-align="start" style:justify-single-word="false"/>
      <style:text-properties fo:font-size="11pt" fo:language="fr" fo:country="BE" fo:font-style="italic" fo:font-weight="bold" officeooo:rsid="002cd4d2" officeooo:paragraph-rsid="002cd4d2" style:font-size-asian="9.60000038146973pt" style:font-style-asian="italic" style:font-weight-asian="bold" style:font-size-complex="11pt" style:font-style-complex="italic" style:font-weight-complex="bold"/>
    </style:style>
    <style:style style:name="P54" style:family="paragraph" style:parent-style-name="Standard" style:list-style-name="L2">
      <style:paragraph-properties fo:text-align="start" style:justify-single-word="false"/>
      <style:text-properties fo:font-size="11pt" fo:language="fr" fo:country="BE" fo:font-style="italic" fo:font-weight="normal" officeooo:rsid="0031f144" officeooo:paragraph-rsid="002297a2" style:font-size-asian="9.60000038146973pt" style:font-style-asian="italic" style:font-weight-asian="normal" style:font-size-complex="11pt" style:font-style-complex="italic" style:font-weight-complex="normal"/>
    </style:style>
    <style:style style:name="P55" style:family="paragraph" style:parent-style-name="Standard" style:list-style-name="L2">
      <style:paragraph-properties fo:text-align="start" style:justify-single-word="false"/>
      <style:text-properties fo:font-size="11pt" fo:language="fr" fo:country="BE" fo:font-style="italic" fo:font-weight="normal" officeooo:rsid="0027fdd9" officeooo:paragraph-rsid="0027fdd9" style:font-size-asian="9.60000038146973pt" style:font-style-asian="italic" style:font-weight-asian="normal" style:font-size-complex="11pt" style:font-style-complex="italic" style:font-weight-complex="normal"/>
    </style:style>
    <style:style style:name="P56" style:family="paragraph" style:parent-style-name="Standard" style:list-style-name="L2">
      <style:paragraph-properties fo:text-align="start" style:justify-single-word="false"/>
      <style:text-properties fo:font-size="11pt" fo:language="fr" fo:country="BE" fo:font-style="italic" fo:font-weight="normal" officeooo:rsid="0032170c" officeooo:paragraph-rsid="0027fdd9" style:font-size-asian="9.60000038146973pt" style:font-style-asian="italic" style:font-weight-asian="normal" style:font-size-complex="11pt" style:font-style-complex="italic" style:font-weight-complex="normal"/>
    </style:style>
    <style:style style:name="P57" style:family="paragraph" style:parent-style-name="Standard" style:list-style-name="L2">
      <style:paragraph-properties fo:text-align="start" style:justify-single-word="false"/>
      <style:text-properties fo:font-size="11pt" fo:language="fr" fo:country="BE" fo:font-style="italic" fo:font-weight="normal" officeooo:rsid="00245198" officeooo:paragraph-rsid="00245198" style:font-size-asian="9.60000038146973pt" style:font-style-asian="italic" style:font-weight-asian="normal" style:font-size-complex="11pt" style:font-style-complex="italic" style:font-weight-complex="normal"/>
    </style:style>
    <style:style style:name="P58" style:family="paragraph" style:parent-style-name="Standard">
      <style:paragraph-properties fo:text-align="start" style:justify-single-word="false"/>
      <style:text-properties fo:font-size="11pt" fo:language="fr" fo:country="BE" fo:font-style="normal" fo:font-weight="normal" officeooo:rsid="002cd4d2" officeooo:paragraph-rsid="001678c0" style:font-size-asian="9.60000038146973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font-size="11pt" fo:language="fr" fo:country="BE" fo:font-style="normal" fo:font-weight="normal" officeooo:rsid="002cd4d2" officeooo:paragraph-rsid="0017b6f6" style:font-size-asian="9.60000038146973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font-size="11pt" fo:language="fr" fo:country="BE" fo:font-style="normal" fo:font-weight="normal" officeooo:rsid="002ea07c" officeooo:paragraph-rsid="001a8f26" style:font-size-asian="9.60000038146973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font-size="11pt" fo:language="fr" fo:country="BE" fo:font-style="normal" fo:font-weight="normal" officeooo:rsid="002ea07c" officeooo:paragraph-rsid="001c514e"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font-size="11pt" fo:language="fr" fo:country="BE" fo:font-style="normal" fo:font-weight="normal" officeooo:rsid="002ea07c" officeooo:paragraph-rsid="001cf7ea" style:font-size-asian="9.60000038146973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font-size="11pt" fo:language="fr" fo:country="BE" fo:font-style="normal" fo:font-weight="normal" officeooo:rsid="002ea07c" officeooo:paragraph-rsid="001ff483" style:font-size-asian="9.60000038146973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fo:font-size="11pt" fo:language="fr" fo:country="BE" fo:font-style="normal" fo:font-weight="normal" officeooo:rsid="00309173" officeooo:paragraph-rsid="0020a310" style:font-size-asian="9.60000038146973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fo:font-size="11pt" fo:language="fr" fo:country="BE" fo:font-style="normal" fo:font-weight="normal" officeooo:rsid="00309173" officeooo:paragraph-rsid="00245198" style:font-size-asian="9.60000038146973pt" style:font-style-asian="normal" style:font-weight-asian="normal" style:font-size-complex="11pt" style:font-style-complex="normal" style:font-weight-complex="normal"/>
    </style:style>
    <style:style style:name="P66" style:family="paragraph" style:parent-style-name="Standard">
      <style:paragraph-properties fo:text-align="start" style:justify-single-word="false"/>
      <style:text-properties fo:font-size="11pt" fo:language="fr" fo:country="BE" fo:font-style="normal" fo:font-weight="normal" officeooo:rsid="0031f144" officeooo:paragraph-rsid="0020a310" style:font-size-asian="9.60000038146973pt" style:font-style-asian="normal" style:font-weight-asian="normal" style:font-size-complex="11pt" style:font-style-complex="normal" style:font-weight-complex="normal"/>
    </style:style>
    <style:style style:name="P67" style:family="paragraph" style:parent-style-name="Standard" style:list-style-name="L1">
      <style:paragraph-properties fo:text-align="start" style:justify-single-word="false"/>
      <style:text-properties fo:font-size="11pt" fo:language="fr" fo:country="BE" fo:font-style="normal" fo:font-weight="normal" officeooo:rsid="0031f144" officeooo:paragraph-rsid="002297a2" style:font-size-asian="9.60000038146973pt" style:font-style-asian="normal" style:font-weight-asian="normal" style:font-size-complex="11pt" style:font-style-complex="normal" style:font-weight-complex="normal"/>
    </style:style>
    <style:style style:name="P68" style:family="paragraph" style:parent-style-name="Standard" style:list-style-name="L2">
      <style:paragraph-properties fo:text-align="start" style:justify-single-word="false"/>
      <style:text-properties fo:font-size="11pt" fo:language="fr" fo:country="BE" fo:font-style="normal" fo:font-weight="normal" officeooo:rsid="002490a8" officeooo:paragraph-rsid="002490a8" style:font-size-asian="9.60000038146973pt" style:font-style-asian="normal" style:font-weight-asian="normal" style:font-size-complex="11pt" style:font-style-complex="normal" style:font-weight-complex="normal"/>
    </style:style>
    <style:style style:name="P69" style:family="paragraph" style:parent-style-name="Standard" style:list-style-name="L2">
      <style:paragraph-properties fo:text-align="start" style:justify-single-word="false"/>
      <style:text-properties fo:font-size="11pt" fo:language="fr" fo:country="BE" fo:font-style="normal" fo:font-weight="bold" officeooo:rsid="002297a2" officeooo:paragraph-rsid="002297a2" style:font-size-asian="9.60000038146973pt" style:font-style-asian="normal" style:font-weight-asian="bold" style:font-size-complex="11pt" style:font-style-complex="normal" style:font-weight-complex="bold"/>
    </style:style>
    <style:style style:name="P70" style:family="paragraph" style:parent-style-name="Standard" style:list-style-name="L1">
      <style:paragraph-properties fo:text-align="start" style:justify-single-word="false"/>
      <style:text-properties fo:font-size="11pt" fo:language="fr" fo:country="BE" fo:font-style="normal" fo:font-weight="bold" officeooo:rsid="0031f144" officeooo:paragraph-rsid="002297a2" style:font-size-asian="9.60000038146973pt" style:font-style-asian="normal" style:font-weight-asian="bold" style:font-size-complex="11pt" style:font-style-complex="normal" style:font-weight-complex="bold"/>
    </style:style>
    <style:style style:name="P71" style:family="paragraph" style:parent-style-name="Standard" style:list-style-name="L1">
      <style:paragraph-properties fo:text-align="start" style:justify-single-word="false"/>
      <style:text-properties fo:font-size="11pt" fo:language="fr" fo:country="BE" fo:font-style="normal" fo:font-weight="bold" officeooo:rsid="0031f144" officeooo:paragraph-rsid="0031f144" style:font-size-asian="9.60000038146973pt" style:font-style-asian="normal" style:font-weight-asian="bold" style:font-size-complex="11pt" style:font-style-complex="normal" style:font-weight-complex="bold"/>
    </style:style>
    <style:style style:name="P72" style:family="paragraph" style:parent-style-name="Standard" style:list-style-name="L2">
      <style:paragraph-properties fo:text-align="start" style:justify-single-word="false"/>
      <style:text-properties fo:font-size="11pt" fo:language="fr" fo:country="BE" fo:font-style="normal" fo:font-weight="bold" officeooo:rsid="002490a8" officeooo:paragraph-rsid="002490a8" style:font-size-asian="9.60000038146973pt" style:font-style-asian="normal" style:font-weight-asian="bold" style:font-size-complex="11pt" style:font-style-complex="normal" style:font-weight-complex="bold"/>
    </style:style>
    <style:style style:name="P73" style:family="paragraph" style:parent-style-name="Standard" style:list-style-name="L3">
      <style:paragraph-properties fo:text-align="start" style:justify-single-word="false"/>
      <style:text-properties fo:font-size="11pt" fo:language="fr" fo:country="BE" fo:font-style="normal" fo:font-weight="bold" officeooo:rsid="002490a8" officeooo:paragraph-rsid="002490a8" style:font-size-asian="9.60000038146973pt" style:font-style-asian="normal" style:font-weight-asian="bold" style:font-size-complex="11pt" style:font-style-complex="normal" style:font-weight-complex="bold"/>
    </style:style>
    <style:style style:name="P74" style:family="paragraph" style:parent-style-name="Standard" style:list-style-name="L2">
      <style:paragraph-properties fo:text-align="start" style:justify-single-word="false"/>
      <style:text-properties fo:font-size="11pt" fo:language="fr" fo:country="BE" fo:font-style="normal" fo:font-weight="bold" officeooo:rsid="00245198" officeooo:paragraph-rsid="00245198" style:font-size-asian="9.60000038146973pt" style:font-style-asian="normal" style:font-weight-asian="bold" style:font-size-complex="11pt" style:font-style-complex="normal" style:font-weight-complex="bold"/>
    </style:style>
    <style:style style:name="P75" style:family="paragraph" style:parent-style-name="Standard" style:list-style-name="L3">
      <style:paragraph-properties fo:text-align="start" style:justify-single-word="false"/>
      <style:text-properties fo:font-size="11pt" fo:language="fr" fo:country="BE" fo:font-style="normal" fo:font-weight="bold" officeooo:rsid="00245198" officeooo:paragraph-rsid="00245198" style:font-size-asian="9.60000038146973pt" style:font-style-asian="normal" style:font-weight-asian="bold" style:font-size-complex="11pt" style:font-style-complex="normal" style:font-weight-complex="bold"/>
    </style:style>
    <style:style style:name="P76" style:family="paragraph" style:parent-style-name="Standard" style:list-style-name="L3">
      <style:paragraph-properties fo:text-align="start" style:justify-single-word="false"/>
      <style:text-properties fo:font-size="11pt" fo:language="fr" fo:country="BE" fo:font-style="normal" fo:font-weight="bold" officeooo:rsid="0032170c" officeooo:paragraph-rsid="002490a8" style:font-size-asian="9.60000038146973pt" style:font-style-asian="normal" style:font-weight-asian="bold" style:font-size-complex="11pt" style:font-style-complex="normal" style:font-weight-complex="bold"/>
    </style:style>
    <style:style style:name="P77" style:family="paragraph" style:parent-style-name="Standard" style:list-style-name="L3">
      <style:paragraph-properties fo:text-align="start" style:justify-single-word="false"/>
      <style:text-properties fo:font-size="11pt" fo:language="fr" fo:country="BE" fo:font-style="normal" fo:font-weight="bold" officeooo:rsid="0032170c" officeooo:paragraph-rsid="0032170c" style:font-size-asian="9.60000038146973pt" style:font-style-asian="normal" style:font-weight-asian="bold" style:font-size-complex="11pt" style:font-style-complex="normal" style:font-weight-complex="bold"/>
    </style:style>
    <style:style style:name="P78" style:family="paragraph" style:parent-style-name="Standard">
      <style:paragraph-properties fo:text-align="start" style:justify-single-word="false"/>
      <style:text-properties fo:font-size="22pt" fo:language="fr" fo:country="BE" fo:font-style="normal" fo:font-weight="bold" officeooo:rsid="0031f144" officeooo:paragraph-rsid="002297a2" style:font-size-asian="19.25pt" style:font-style-asian="normal" style:font-weight-asian="bold" style:font-size-complex="22pt" style:font-style-complex="normal" style:font-weight-complex="bold"/>
    </style:style>
    <style:style style:name="P79" style:family="paragraph" style:parent-style-name="Standard">
      <style:paragraph-properties fo:text-align="start" style:justify-single-word="false"/>
      <style:text-properties fo:font-size="16pt" fo:language="fr" fo:country="BE" fo:font-style="normal" fo:font-weight="bold" officeooo:rsid="0032170c" officeooo:paragraph-rsid="002490a8" style:font-size-asian="16pt" style:font-style-asian="normal" style:font-weight-asian="bold" style:font-size-complex="16pt" style:font-style-complex="normal" style:font-weight-complex="bold"/>
    </style:style>
    <style:style style:name="T1"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2" style:family="text">
      <style:text-properties fo:font-size="11pt" fo:font-style="italic" fo:font-weight="bold" officeooo:rsid="0003776e" style:font-size-asian="9.60000038146973pt" style:font-style-asian="italic" style:font-weight-asian="bold" style:font-size-complex="11pt" style:font-style-complex="italic" style:font-weight-complex="bold"/>
    </style:style>
    <style:style style:name="T3" style:family="text">
      <style:text-properties fo:font-size="11pt" fo:font-style="italic" fo:font-weight="bold" officeooo:rsid="00062ae7" style:font-size-asian="9.60000038146973pt" style:font-style-asian="italic" style:font-weight-asian="bold" style:font-size-complex="11pt" style:font-style-complex="italic" style:font-weight-complex="bold"/>
    </style:style>
    <style:style style:name="T4" style:family="text">
      <style:text-properties fo:font-size="11pt" fo:font-style="italic" fo:font-weight="bold" officeooo:rsid="002c97c0" style:font-size-asian="9.60000038146973pt" style:font-style-asian="italic" style:font-weight-asian="bold" style:font-size-complex="11pt" style:font-style-complex="italic" style:font-weight-complex="bold"/>
    </style:style>
    <style:style style:name="T5" style:family="text">
      <style:text-properties fo:font-size="11pt" fo:font-style="italic" fo:font-weight="bold" officeooo:rsid="002ca58d" style:font-size-asian="9.60000038146973pt" style:font-style-asian="italic" style:font-weight-asian="bold" style:font-size-complex="11pt" style:font-style-complex="italic" style:font-weight-complex="bold"/>
    </style:style>
    <style:style style:name="T6" style:family="text">
      <style:text-properties fo:font-size="11pt" fo:font-style="italic" fo:font-weight="bold" officeooo:rsid="002cd4d2" style:font-size-asian="9.60000038146973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02c97c0" style:font-size-asian="9.60000038146973pt" style:font-style-asian="italic" style:font-weight-asian="bold" style:font-size-complex="11pt" style:font-style-complex="italic" style:font-weight-complex="bold"/>
    </style:style>
    <style:style style:name="T8" style:family="text">
      <style:text-properties fo:font-size="11pt" fo:font-style="italic" style:text-underline-style="none" fo:font-weight="bold" officeooo:rsid="002c97c0" style:font-size-asian="9.60000038146973pt" style:font-style-asian="italic" style:font-weight-asian="bold" style:font-size-complex="11pt"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officeooo:rsid="000cc9b4" style:font-weight-asian="bold" style:font-weight-complex="bold"/>
    </style:style>
    <style:style style:name="T11" style:family="text">
      <style:text-properties fo:font-weight="bold" officeooo:rsid="002cd4d2" style:font-weight-asian="bold" style:font-weight-complex="bold"/>
    </style:style>
    <style:style style:name="T12" style:family="text">
      <style:text-properties fo:font-weight="bold" officeooo:rsid="0031f144" style:font-weight-asian="bold" style:font-weight-complex="bold"/>
    </style:style>
    <style:style style:name="T13" style:family="text">
      <style:text-properties style:font-name="Abyssinica SIL" officeooo:rsid="001ff483"/>
    </style:style>
    <style:style style:name="T14" style:family="text">
      <style:text-properties style:font-name="Abyssinica SIL" style:text-underline-style="none" officeooo:rsid="001678c0"/>
    </style:style>
    <style:style style:name="T15" style:family="text">
      <style:text-properties style:font-name="Abyssinica SIL" officeooo:rsid="002ea07c"/>
    </style:style>
    <style:style style:name="T16" style:family="text">
      <style:text-properties fo:color="#ce181e"/>
    </style:style>
    <style:style style:name="T17" style:family="text">
      <style:text-properties fo:color="#ce181e" style:font-name="Abyssinica SIL" officeooo:rsid="001678c0"/>
    </style:style>
    <style:style style:name="T18" style:family="text">
      <style:text-properties fo:color="#00a65d"/>
    </style:style>
    <style:style style:name="T19" style:family="text">
      <style:text-properties fo:color="#00a65d" officeooo:rsid="0017b6f6"/>
    </style:style>
    <style:style style:name="T20" style:family="text">
      <style:text-properties officeooo:rsid="001a8f26"/>
    </style:style>
    <style:style style:name="T21" style:family="text">
      <style:text-properties officeooo:rsid="001cf7ea"/>
    </style:style>
    <style:style style:name="T22" style:family="text">
      <style:text-properties fo:color="#cc7832"/>
    </style:style>
    <style:style style:name="T23" style:family="text">
      <style:text-properties fo:color="#cc7832" style:font-name="DejaVu Sans Mono" fo:font-size="9pt"/>
    </style:style>
    <style:style style:name="T24" style:family="text">
      <style:text-properties fo:color="#cc7832" officeooo:rsid="00253f99"/>
    </style:style>
    <style:style style:name="T25" style:family="text">
      <style:text-properties fo:color="#ffc66d"/>
    </style:style>
    <style:style style:name="T26" style:family="text">
      <style:text-properties fo:color="#ffc66d" officeooo:rsid="0027fdd9"/>
    </style:style>
    <style:style style:name="T27" style:family="text">
      <style:text-properties fo:color="#ffc66d" officeooo:rsid="002ea07c"/>
    </style:style>
    <style:style style:name="T28" style:family="text">
      <style:text-properties fo:color="#ffc66d" officeooo:rsid="00309173"/>
    </style:style>
    <style:style style:name="T29" style:family="text">
      <style:text-properties fo:color="#ffc66d" officeooo:rsid="0031f144"/>
    </style:style>
    <style:style style:name="T30" style:family="text">
      <style:text-properties fo:color="#808080"/>
    </style:style>
    <style:style style:name="T31" style:family="text">
      <style:text-properties fo:color="#808080" officeooo:rsid="00253f99"/>
    </style:style>
    <style:style style:name="T32" style:family="text">
      <style:text-properties fo:color="#808080" officeooo:rsid="0031f144"/>
    </style:style>
    <style:style style:name="T33" style:family="text">
      <style:text-properties style:font-name="DejaVu Sans Mono" fo:font-size="9pt" fo:font-style="italic"/>
    </style:style>
    <style:style style:name="T34" style:family="text">
      <style:text-properties style:font-name="DejaVu Sans Mono" fo:font-size="9pt" fo:font-style="italic" fo:font-weight="bold"/>
    </style:style>
    <style:style style:name="T35" style:family="text">
      <style:text-properties style:font-name="DejaVu Sans Mono" fo:font-size="9pt" fo:font-style="italic" officeooo:rsid="00253f99"/>
    </style:style>
    <style:style style:name="T36" style:family="text">
      <style:text-properties fo:color="#629755"/>
    </style:style>
    <style:style style:name="T37" style:family="text">
      <style:text-properties fo:color="#629755" style:font-name="DejaVu Sans Mono" fo:font-size="9pt"/>
    </style:style>
    <style:style style:name="T38" style:family="text">
      <style:text-properties fo:color="#629755" style:font-name="DejaVu Sans Mono" fo:font-size="9pt" fo:font-style="italic"/>
    </style:style>
    <style:style style:name="T39" style:family="text">
      <style:text-properties fo:color="#629755" style:font-name="DejaVu Sans Mono" fo:font-size="9pt" fo:font-style="italic" fo:font-weight="bold"/>
    </style:style>
    <style:style style:name="T40" style:family="text">
      <style:text-properties fo:color="#629755" style:font-name="DejaVu Sans Mono" fo:font-size="9pt" fo:font-style="italic" officeooo:rsid="0026c0b0"/>
    </style:style>
    <style:style style:name="T41" style:family="text">
      <style:text-properties fo:color="#629755" style:font-name="DejaVu Sans Mono" fo:font-size="9pt" fo:font-style="italic" officeooo:rsid="0031f144"/>
    </style:style>
    <style:style style:name="T42" style:family="text">
      <style:text-properties fo:color="#629755" style:font-name="DejaVu Sans Mono" fo:font-size="9pt" officeooo:rsid="0031f144"/>
    </style:style>
    <style:style style:name="T43" style:family="text">
      <style:text-properties officeooo:rsid="001f3223"/>
    </style:style>
    <style:style style:name="T44" style:family="text">
      <style:text-properties officeooo:rsid="001ff483"/>
    </style:style>
    <style:style style:name="T45" style:family="text">
      <style:text-properties officeooo:rsid="0020a310"/>
    </style:style>
    <style:style style:name="T46" style:family="text">
      <style:text-properties fo:font-weight="normal" officeooo:rsid="0032170c" style:font-weight-asian="normal" style:font-weight-complex="normal"/>
    </style:style>
    <style:style style:name="T47" style:family="text">
      <style:text-properties style:text-underline-style="solid" style:text-underline-width="auto" style:text-underline-color="font-color" officeooo:rsid="002cd4d2"/>
    </style:style>
    <style:style style:name="T48" style:family="text">
      <style:text-properties officeooo:rsid="0026c0b0"/>
    </style:style>
    <style:style style:name="T49" style:family="text">
      <style:text-properties officeooo:rsid="0027fdd9"/>
    </style:style>
    <style:style style:name="T50" style:family="text">
      <style:text-properties officeooo:rsid="00293b19"/>
    </style:style>
    <style:style style:name="T51" style:family="text">
      <style:text-properties style:text-underline-style="none" officeooo:rsid="002cd4d2"/>
    </style:style>
    <style:style style:name="T52" style:family="text">
      <style:text-properties officeooo:rsid="002cd4d2"/>
    </style:style>
    <style:style style:name="T53" style:family="text">
      <style:text-properties officeooo:rsid="002ea07c"/>
    </style:style>
    <style:style style:name="T54" style:family="text">
      <style:text-properties officeooo:rsid="00309173"/>
    </style:style>
    <style:style style:name="T55" style:family="text">
      <style:text-properties officeooo:rsid="0031f144"/>
    </style:style>
    <style:style style:name="T56" style:family="text">
      <style:text-properties officeooo:rsid="003217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dventure Game</text:p>
      <text:p text:style-name="P34"/>
      <text:p text:style-name="P23">Game <text:span text:style-name="T52">description</text:span></text:p>
      <text:p text:style-name="P1"><text:span text:style-name="T4">As the title indicates, this is an adventure game. I hope you will have a lot of fun implementing this project and that you will at the same time learn a lot from it. This project will definitely require from you time, efforts and research. As you will be building it from scratch. This time, unlike previous project, you will get no code from me. But I will instead explain to you how to build it in steps. Note that this is </text:span><text:span text:style-name="T7">your</text:span><text:span text:style-name="T8"> game. Feel free to give it your own flavour once you have done everything I asked.</text:span><text:span text:style-name="T2"><text:line-break/></text:span><text:span text:style-name="T4">The game starts again by asking to the user to identify him/herself based on a name. Once identified, the character of the game will land somewhere in a virtual map (we don’t see the map, but it is implemented in the backend of the game i.e. ‘behind the scenes’). All the information according to the character and its current state in the game will be printed in the </text:span><text:span text:style-name="T2">Standard Output Stream.<text:line-break/><text:line-break/></text:span><text:span text:style-name="T4">The primary objective of the character is to kill all the monsters that are present in his world (represented by a 2D map). At the start of the game, the character has 5 lifes and lands on a specific bloc of the by you generated 2D map. Then the character has the choice to take any direction (left, right, up down) that leads to another block that is inside the borders of this map. This means that if the character is currently on the left border of the map he should have only 3 possibilities left (up, down or right), so he cannot go to the left anymore</text:span><text:span text:style-name="T3">.</text:span></text:p>
      <text:p text:style-name="P4"/>
      <text:p text:style-name="P52">In each block it is possible to meet an enemy (monster). The character doesn’t know in advance where the monsters are located. Any time the character enters a territory (block) where a monster is present, then he has the choice to either run away, or to start a battle against that monster. If he chooses to run away, the monster can follow him and there is a big chance that the character will lose 1 life (but not necessary). If instead he chooses to face the enemy, a battle will start.</text:p>
      <text:p text:style-name="P2"><text:span text:style-name="T4">The battle isn’t a physical fight. But it’s a ‘</text:span><text:span text:style-name="T5">Rock Paper Scissor</text:span><text:span text:style-name="T4">’ </text:span><text:span text:style-name="T5">game between you (the character) and the monster. You as the character of the game make a choice and the monster generates a random choice. The winner of this game is the winner after 3 times. (For those of you who don’t know about the ‘Rock Paper Scissor’ game : … you had no childhood ! Here is a link to play this game : </text:span><text:a xlink:type="simple" xlink:href="https://www.rpsgame.org/" text:style-name="Internet_20_link" text:visited-style-name="Visited_20_Internet_20_Link"><text:span text:style-name="T5">https://www.rpsgame.org/</text:span></text:a><text:span text:style-name="T5">). </text:span></text:p>
      <text:p text:style-name="P2"><text:span text:style-name="T5">If the monster wins the game, he stays on the current block</text:span><text:span text:style-name="T1"> </text:span><text:span text:style-name="T5">and the character loses 1 life and has to leave the current block back to its previous position. If the character instead wins the game, he gets 1 extra life and the monster disappears.</text:span></text:p>
      <text:p text:style-name="P7"/>
      <text:p text:style-name="P8">After every turn, the character has to choose a new direction to continue its quest of destroying all the monsters of the map. But the character is not a robot with infinite power supply. After 5 turns, the character needs to sleep. But if on the 5th turn he lands on a territory where an enemy is <text:span text:style-name="T52">located, then during its sleep it will lose 2 lifes.</text:span></text:p>
      <text:p text:style-name="P53">The only location of the map where it is impossible to cross a monster is at the character’s ho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oft-page-break/><text:span text:style-name="T10">I</text:span><text:span text:style-name="T9">mpl</text:span><text:span text:style-name="T11">e</text:span><text:span text:style-name="T9">mentation</text:span></text:p>
      <text:p text:style-name="P3"><text:span text:style-name="T6">The game will be entirely played in back-end. And the inputs will be throug the classical </text:span><text:span text:style-name="T1">Standard Input Stream.<text:line-break/></text:span><text:span text:style-name="T6">Before the start of the game, the user enters the name of the character. Then, when he hits enter, the game starts:</text:span></text:p>
      <text:p text:style-name="P6"/>
      <text:p text:style-name="P26">1) G<text:span text:style-name="T52">enerating the map</text:span></text:p>
      <text:p text:style-name="P31">1.1) <text:span text:style-name="T52">Multi-dimensional list</text:span></text:p>
      <text:p text:style-name="P9"><text:span text:style-name="T52">In order to generate a map, we need to know how to make multi-dimensional lists or matrices (don’t use dictionnaries for this game).</text:span><text:line-break/><text:span text:style-name="T52">A multi-dimensional list is a list that has lists as elements.</text:span><text:line-break/><text:line-break/><text:span text:style-name="T52">Take for example following list:</text:span></text:p>
      <text:p text:style-name="P9">[ [0,1,2,3], [4,5,6,7], [8,9,7,4] ]<text:line-break/>T<text:span text:style-name="T52">his list represents a matrix of 3 lignes and 4 columns. In order to simplify the visualisation of this list we can write it down this way:</text:span></text:p>
      <text:p text:style-name="P9">[ [0,1,2,3], </text:p>
      <text:p text:style-name="P9"><text:s text:c="3"/>[4,5,6,7], </text:p>
      <text:p text:style-name="P9"><text:s text:c="3"/>[8,9,7,4] ]</text:p>
      <text:p text:style-name="P9">Y<text:span text:style-name="T52">ou can now see that for example the number 8 is located on the 3rd row and the first column. This means the row 2 and column 0. So in order to access that element through indexation, we need to index it 2 times !</text:span></text:p>
      <text:p text:style-name="P18">See this code below :</text:p>
      <text:p text:style-name="P24">&gt;&gt;&gt; lst = [ [0,1,2,3], [4,5,6,7], [8,9,7,4] ]</text:p>
      <text:p text:style-name="P58">What will be according to you the result of following line ?:</text:p>
      <text:p text:style-name="P24">&gt;&gt;&gt; lst[2]</text:p>
      <text:p text:style-name="P11">I<text:span text:style-name="T52">n order to find the result of this code, we can for example count the number of elements of lst. How many elements does this list contain ? Know that every element of a list should be seperated by a comma ‘,’. In this case lst doesn’t have 12 elements, but </text:span><text:span text:style-name="T47">only</text:span><text:span text:style-name="T51"> 3 ! Each of these 3 elements is also a list. This means that following command: </text:span><text:span text:style-name="T14">lst[2]</text:span><text:span text:style-name="T51"> will return as value: </text:span><text:span text:style-name="T14">[8,9,7,4]</text:span><text:span text:style-name="T51"> and not 2 ! Make sure to understand this before continuing.</text:span></text:p>
      <text:p text:style-name="P10"/>
      <text:p text:style-name="P10"><text:span text:style-name="T52">But what if we want to reach number 8 ? How should we index it ?</text:span><text:line-break/><text:span text:style-name="T52">Well, we now know that lst[2] is a list. So we can index that list as well by doing :</text:span></text:p>
      <text:p text:style-name="P25">&gt;&gt;&gt; <text:span text:style-name="T16">lst[2]</text:span><text:span text:style-name="T19">[0]</text:span></text:p>
      <text:p text:style-name="P10"><text:span text:style-name="T52">This means that we first access the list</text:span> <text:span text:style-name="T17">[8,9,7,4]</text:span> <text:span text:style-name="T52">and then its element on the first position</text:span> (<text:span text:style-name="T18">[0]</text:span>).</text:p>
      <text:p text:style-name="P59">Train by playing with this until you fully understand how it works. This is crucial for this projec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1"><text:soft-page-break/>1.2) <text:span text:style-name="T53">The structure of a map</text:span></text:p>
      <text:p text:style-name="P60">The world of this game will also be represented by a multi-dimensionnal list. Conside the map below:</text:p>
      <table:table table:name="Table1" table:style-name="Table1">
        <table:table-column table:style-name="Table1.A" table:number-columns-repeated="8"/>
        <table:table-column table:style-name="Table1.I"/>
        <table:table-row>
          <table:table-cell table:style-name="Table1.A1" office:value-type="string">
            <text:p text:style-name="P43"/>
          </table:table-cell>
          <table:table-cell table:style-name="Table1.A1" office:value-type="string">
            <text:p text:style-name="P43">0</text:p>
          </table:table-cell>
          <table:table-cell table:style-name="Table1.A1" office:value-type="string">
            <text:p text:style-name="P43">1</text:p>
          </table:table-cell>
          <table:table-cell table:style-name="Table1.A1" office:value-type="string">
            <text:p text:style-name="P43">2</text:p>
          </table:table-cell>
          <table:table-cell table:style-name="Table1.A1" office:value-type="string">
            <text:p text:style-name="P43">3</text:p>
          </table:table-cell>
          <table:table-cell table:style-name="Table1.A1" office:value-type="string">
            <text:p text:style-name="P43">4</text:p>
          </table:table-cell>
          <table:table-cell table:style-name="Table1.A1" office:value-type="string">
            <text:p text:style-name="P43">5</text:p>
          </table:table-cell>
          <table:table-cell table:style-name="Table1.A1" office:value-type="string">
            <text:p text:style-name="P43">6</text:p>
          </table:table-cell>
          <table:table-cell table:style-name="Table1.A1" office:value-type="string">
            <text:p text:style-name="P43">7</text:p>
          </table:table-cell>
        </table:table-row>
        <table:table-row>
          <table:table-cell table:style-name="Table1.A1" office:value-type="string">
            <text:p text:style-name="P43">0</text:p>
          </table:table-cell>
          <table:table-cell table:style-name="Table1.B2" office:value-type="string">
            <text:p text:style-name="P40">‘<text:span text:style-name="T20">M</text:span>’</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8">‘<text:span text:style-name="T20">M</text:span>’</text:p>
          </table:table-cell>
          <table:table-cell table:style-name="Table1.B2" office:value-type="string">
            <text:p text:style-name="P37"/>
          </table:table-cell>
          <table:table-cell table:style-name="Table1.B2" office:value-type="string">
            <text:p text:style-name="P37"/>
          </table:table-cell>
          <table:table-cell table:style-name="Table1.I2" office:value-type="string">
            <text:p text:style-name="P37"/>
          </table:table-cell>
        </table:table-row>
        <table:table-row>
          <table:table-cell table:style-name="Table1.A1" office:value-type="string">
            <text:p text:style-name="P43">1</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I2" office:value-type="string">
            <text:p text:style-name="P37"/>
          </table:table-cell>
        </table:table-row>
        <table:table-row>
          <table:table-cell table:style-name="Table1.A1" office:value-type="string">
            <text:p text:style-name="P43">2</text:p>
          </table:table-cell>
          <table:table-cell table:style-name="Table1.B2" office:value-type="string">
            <text:p text:style-name="P37"/>
          </table:table-cell>
          <table:table-cell table:style-name="Table1.B2" office:value-type="string">
            <text:p text:style-name="P39">‘<text:span text:style-name="T20">M</text:span>’</text:p>
          </table:table-cell>
          <table:table-cell table:style-name="Table1.B2" office:value-type="string">
            <text:p text:style-name="P37"/>
          </table:table-cell>
          <table:table-cell table:style-name="Table1.B2" office:value-type="string">
            <text:p text:style-name="P41">‘<text:span text:style-name="T20">P</text:span>’</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I2" office:value-type="string">
            <text:p text:style-name="P37"/>
          </table:table-cell>
        </table:table-row>
        <table:table-row>
          <table:table-cell table:style-name="Table1.A1" office:value-type="string">
            <text:p text:style-name="P43">3</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9">‘<text:span text:style-name="T20">M</text:span>’</text:p>
          </table:table-cell>
          <table:table-cell table:style-name="Table1.B2" office:value-type="string">
            <text:p text:style-name="P37"/>
          </table:table-cell>
          <table:table-cell table:style-name="Table1.B2" office:value-type="string">
            <text:p text:style-name="P37"/>
          </table:table-cell>
          <table:table-cell table:style-name="Table1.I2" office:value-type="string">
            <text:p text:style-name="P37"/>
          </table:table-cell>
        </table:table-row>
        <table:table-row>
          <table:table-cell table:style-name="Table1.A1" office:value-type="string">
            <text:p text:style-name="P43">4</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42">H</text:p>
          </table:table-cell>
          <table:table-cell table:style-name="Table1.I2" office:value-type="string">
            <text:p text:style-name="P37"/>
          </table:table-cell>
        </table:table-row>
        <table:table-row>
          <table:table-cell table:style-name="Table1.A1" office:value-type="string">
            <text:p text:style-name="P43">5</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9">‘<text:span text:style-name="T20">M</text:span>’</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
          </table:table-cell>
          <table:table-cell table:style-name="Table1.I2" office:value-type="string">
            <text:p text:style-name="P37"/>
          </table:table-cell>
        </table:table-row>
      </table:table>
      <text:p text:style-name="P12"/>
      <text:p text:style-name="P61">This is a map with dimensions 6x8. How will we represent such a map in form of a list ?</text:p>
      <text:p text:style-name="P13"><text:span text:style-name="T53">Well, we know that there are 6 lines and 8 columns. So we know that there will be a big list containing 6 elements, each of them being a list of 8 elements (Try to implement it !)</text:span><text:line-break/><text:span text:style-name="T53">But this time, instead of having numbers as elements, the lists contain strings. An empty string (‘’) means that this block is empty. The string ‘P’ represents the character of the game: Pablo. And ‘M’ represents a monster. In this case we have for example: </text:span>lst[0][0] == ‘M’ <text:span text:style-name="T53">and</text:span> lst[4][7] == ‘’.</text:p>
      <text:p text:style-name="P13"/>
      <text:p text:style-name="P32">1.<text:span text:style-name="T21">3</text:span>) <text:span text:style-name="T53">Generate an empty map</text:span></text:p>
      <text:p text:style-name="P13"><text:span text:style-name="T53">How to generate a map by having as a given only the dimansions ?</text:span><text:line-break/><text:span text:style-name="T53">This is the function you need to implement :</text:span></text:p>
      <text:p text:style-name="P44"><text:span text:style-name="T22">def </text:span><text:span text:style-name="T25">generate_</text:span><text:span text:style-name="T27">e</text:span><text:span text:style-name="T25">mpty_</text:span><text:span text:style-name="T27">m</text:span><text:span text:style-name="T25">ap</text:span>(<text:span text:style-name="T30">nb_rows</text:span><text:span text:style-name="T22">, </text:span><text:span text:style-name="T30">nb_cols</text:span>):</text:p>
      <text:p text:style-name="P47"><text:s text:c="4"/><text:span text:style-name="T38">"""</text:span></text:p>
      <text:p text:style-name="P49"><text:s text:c="4"/><text:span text:style-name="T33">Return a multi-dimentional list, with given nb of rows and columns.</text:span></text:p>
      <text:p text:style-name="P49"><text:s text:c="4"/><text:span text:style-name="T33">All elements should be empty strings --&gt; ""</text:span></text:p>
      <text:p text:style-name="P47"><text:span text:style-name="T36"><text:s text:c="4"/></text:span><text:span text:style-name="T39">:param</text:span><text:span text:style-name="T37"> </text:span><text:span text:style-name="T38">nb_rows: int representing the nb of to be generated rows</text:span></text:p>
      <text:p text:style-name="P47"><text:span text:style-name="T36"><text:s text:c="4"/></text:span><text:span text:style-name="T39">:param</text:span><text:span text:style-name="T37"> </text:span><text:span text:style-name="T38">nb_cols: int representing the nb of to be generated columns</text:span></text:p>
      <text:p text:style-name="P47"><text:span text:style-name="T36"><text:s text:c="4"/></text:span><text:span text:style-name="T39">:return</text:span><text:span text:style-name="T38">: multi-dim list containign empty strings.</text:span></text:p>
      <text:p text:style-name="P49"><text:s text:c="4"/><text:span text:style-name="T33">"""</text:span></text:p>
      <text:p text:style-name="P51"><text:span text:style-name="T36"><text:s text:c="4"/></text:span><text:span text:style-name="T23">pass</text:span></text:p>
      <text:p text:style-name="P62">The map that will be returned by this function will have an empty string at every position. Not monsters nor characters yet on the game. Remove the ‘pass’ and start implementing this function. Make tests for this function (assert statements) in a seperate file. DO IT! Otherwise I can guarantee you that you’ll suffer in this project ! So do it for this function directly when you finish it. The same applies for all other functions of your project.</text:p>
      <text:p text:style-name="P14"/>
      <text:p text:style-name="P27"><text:span text:style-name="T45">2</text:span>) <text:span text:style-name="T43">Insert monsters at random locations</text:span></text:p>
      <text:p text:style-name="P63">This function will require from you a bit of reflexion and eventually some internet research.<text:line-break/></text:p>
      <text:p text:style-name="P44"><text:span text:style-name="T22">def </text:span><text:span text:style-name="T25">insert_</text:span><text:span text:style-name="T27">m</text:span><text:span text:style-name="T25">onsters_</text:span><text:span text:style-name="T27">i</text:span><text:span text:style-name="T25">nto</text:span>(<text:span text:style-name="T30">map</text:span>):</text:p>
      <text:p text:style-name="P47"><text:s text:c="4"/><text:span text:style-name="T38">"""</text:span></text:p>
      <text:p text:style-name="P49"><text:s text:c="4"/><text:span text:style-name="T33">Insert monsters randomly in positions of given map (list) by changing the value at <text:s text:c="12"/>that position into</text:span></text:p>
      <text:p text:style-name="P49"><text:s text:c="4"/><text:span text:style-name="T33">the string: 'M'. Every position of the map has 20% chance to get a monster.</text:span></text:p>
      <text:p text:style-name="P47"><text:span text:style-name="T36"><text:s text:c="4"/></text:span><text:span text:style-name="T39">:param</text:span><text:span text:style-name="T37"> </text:span><text:span text:style-name="T38">map: a list as is returned by generateEmptyMap()</text:span></text:p>
      <text:p text:style-name="P48"><text:span text:style-name="T36"><text:s text:c="4"/></text:span><text:span text:style-name="T39">:return</text:span><text:span text:style-name="T38">: </text:span><text:span text:style-name="T40">the new map (with the added monsters)</text:span></text:p>
      <text:p text:style-name="P49"><text:s text:c="4"/><text:span text:style-name="T33">"""</text:span></text:p>
      <text:p text:style-name="P51"><text:span text:style-name="T36"><text:s text:c="4"/></text:span><text:span text:style-name="T23">pass</text:span></text:p>
      <text:p text:style-name="P15"><text:span text:style-name="T53">In order to insert monsters at random locations, you will need to pass by every cell (block) of the given map (that will be generated by </text:span><text:span text:style-name="T13">generate_</text:span><text:span text:style-name="T15">e</text:span><text:span text:style-name="T13">mpty_</text:span><text:span text:style-name="T15">m</text:span><text:span text:style-name="T13">ap()</text:span><text:span text:style-name="T44">). Each position has 20% chance to get a monster inserted. It is your turn now to come out with a correct algorithm for this problem. (You don’t necesseraly need to implement the whole logic inside the body of this function. Feel free to use auxilary functions implemented somewhere else and used in this function.)</text:span></text:p>
      <text:p text:style-name="P64">Hint: You don’t necesseraly need the random module for this function. But it will work if you do so.</text:p>
      <text:p text:style-name="P29"><text:soft-page-break/>3) <text:span text:style-name="T54">Build the character’s home</text:span></text:p>
      <text:p text:style-name="P65">The home of the character of the game is placed at a random position in the map. For this you’ll need to get the information of the dimension of the map (the number of lines and columns) from the given parameter ‘map’ and select a random number for each of these two ranges:</text:p>
      <text:p text:style-name="P44"><text:span text:style-name="T22">def </text:span><text:span text:style-name="T25">make_</text:span><text:span text:style-name="T28">h</text:span><text:span text:style-name="T25">ome</text:span>(<text:span text:style-name="T30">map</text:span>):</text:p>
      <text:p text:style-name="P47"><text:s text:c="4"/><text:span text:style-name="T38">"""</text:span></text:p>
      <text:p text:style-name="P49"><text:s text:c="4"/><text:span text:style-name="T33">Inserts a string 'H' on a random position in the given map. This position may not contain any monster.</text:span></text:p>
      <text:p text:style-name="P47"><text:span text:style-name="T36"><text:s text:c="4"/></text:span><text:span text:style-name="T39">:param</text:span><text:span text:style-name="T37"> </text:span><text:span text:style-name="T38">map: a list as is returned by generateEmptyMap()</text:span></text:p>
      <text:p text:style-name="P47"><text:span text:style-name="T36"><text:s text:c="4"/></text:span><text:span text:style-name="T39">:return</text:span><text:span text:style-name="T38">: </text:span><text:span text:style-name="T40">the new map (with the added home)</text:span></text:p>
      <text:p text:style-name="P49"><text:s text:c="4"/><text:span text:style-name="T33">"""</text:span></text:p>
      <text:p text:style-name="P51"><text:span text:style-name="T36"><text:s text:c="4"/></text:span><text:span text:style-name="T23">pass</text:span></text:p>
      <text:p text:style-name="P35"/>
      <text:p text:style-name="P30">4) <text:span text:style-name="T54">The Battle</text:span></text:p>
      <text:p text:style-name="P17"><text:span text:style-name="T54">As stated above, the battle is a rock-paper-scissor battle between Pablo and a monster. You will therefore need to implement a function that simulates such a 3-times game. You ask an input from the user. The user can only choose between 3 things: ‘Rock’, ‘Paper’ or ‘Scissor’. Everytime the user inputs something else, you should tell him that his input is illegal and give him another chance to input correctly.</text:span><text:line-break/><text:span text:style-name="T54">Once the program got a valid input, the monster makes a choice. His choice will be a random selection from one of those three things (use the random module). That choice will be printed on the screen and it will calculate who won this round (or a draw). There are in total 3 rounds anytime such a battle takes place. The winner of the game will be the one that won the most rounds. In case of a total draw (even after the 3 rounds), the character will lose 1 life and the monster doesn’t die. If it’s a draw the user doesn’t lose a life and the monster still doesn’t die. In order to kill this monster the character will need to come back to this territory and fight the monster again.</text:span></text:p>
      <text:p text:style-name="P45"/>
      <text:p text:style-name="P46"><text:span text:style-name="T22">def </text:span><text:span text:style-name="T26">create_</text:span><text:span text:style-name="T29">battle</text:span>(<text:span text:style-name="T31">map</text:span><text:span text:style-name="T24">, </text:span><text:span text:style-name="T32">char</text:span><text:span text:style-name="T22">, </text:span><text:span text:style-name="T30">monster_position</text:span>):</text:p>
      <text:p text:style-name="P47"><text:s text:c="4"/><text:span text:style-name="T38">"""</text:span></text:p>
      <text:p text:style-name="P50"><text:s text:c="4"/><text:span text:style-name="T33">Create a "Pierre-Papier-Ciseaux duel" between the user and a monster.</text:span></text:p>
      <text:p text:style-name="P50"><text:span text:style-name="T34"><text:s text:c="4"/>:param</text:span><text:span text:style-name="T33"> map: </text:span><text:span text:style-name="T35">list containing the entire map</text:span></text:p>
      <text:p text:style-name="P47"><text:span text:style-name="T36"><text:s text:c="4"/></text:span><text:span text:style-name="T39">:param</text:span><text:span text:style-name="T37"> </text:span><text:span text:style-name="T42">char</text:span><text:span text:style-name="T38">: data-structure holding information about the player's </text:span><text:span text:style-name="T41">character</text:span></text:p>
      <text:p text:style-name="P47"><text:span text:style-name="T36"><text:s text:c="4"/></text:span><text:span text:style-name="T39">:param</text:span><text:span text:style-name="T37"> </text:span><text:span text:style-name="T38">monster_position: tuple representing the position of the monster</text:span></text:p>
      <text:p text:style-name="P48"><text:span text:style-name="T36"><text:s text:c="4"/></text:span><text:span text:style-name="T39">:return</text:span><text:span text:style-name="T38">: </text:span><text:span text:style-name="T40">the new map (with the eventual changes)</text:span></text:p>
      <text:p text:style-name="P49"><text:s text:c="4"/><text:span text:style-name="T33">"""</text:span></text:p>
      <text:p text:style-name="P51"><text:span text:style-name="T36"><text:s text:c="4"/></text:span><text:span text:style-name="T23">pass</text:span></text:p>
      <text:p text:style-name="P19"/>
      <text:p text:style-name="P28"><text:span text:style-name="T50">5</text:span>) <text:span text:style-name="T55">Start of the game</text:span></text:p>
      <text:p text:style-name="P66">At the start, the user enters a name for this character. Once done the character lands somewhere on a random place in the map.<text:line-break/>Feel free to chose how to represent your character. But note that the character has following attributes:</text:p>
      <text:list xml:id="list106877519" text:style-name="L1">
        <text:list-item>
          <text:p text:style-name="P70">He is currently pointing to a specific direction</text:p>
          <text:p text:style-name="P67">The character points to a specific direction according the the last move he did. At the start of the game, the character will be pointing to the right. But then, when he makes his first move, his position will eventually change. (For example after moving left he’ll be pointing to the left). This is important because you should not allow the character to go back to the location he was before his last move.</text:p>
        </text:list-item>
        <text:list-item>
          <text:p text:style-name="P71">He has a number of lifes left</text:p>
        </text:list-item>
        <text:list-item>
          <text:p text:style-name="P71">He has a number of turns already passed</text:p>
          <text:p text:style-name="P67">Because as it is stated in the intro, every 5 turns the character needs to rest. You therefore need to store the current number of turns passed.</text:p>
        </text:list-item>
      </text:list>
      <text:p text:style-name="P16"/>
      <text:p text:style-name="P16"/>
      <text:p text:style-name="P16"><text:line-break/></text:p>
      <text:p text:style-name="P29"/>
      <text:p text:style-name="P78"><text:soft-page-break/>Summary of the functions to implement:</text:p>
      <text:p text:style-name="P21"><text:span text:style-name="T9">H</text:span><text:span text:style-name="T12">ere is a set of to implement functions. Feel free of course to implement other (auxiliary) functions. By the way you have to make minimum two other new functions besides the ones below:</text:span></text:p>
      <text:list xml:id="list1519420061" text:style-name="L2">
        <text:list-item>
          <text:p text:style-name="P69">generate_<text:span text:style-name="T55">e</text:span>mpty_<text:span text:style-name="T55">m</text:span>ap(nb_rows, nb_cols)</text:p>
          <text:p text:style-name="P54">Generates a map and returns it.</text:p>
        </text:list-item>
        <text:list-item>
          <text:p text:style-name="P69">insert_<text:span text:style-name="T55">m</text:span>onsters_<text:span text:style-name="T55">i</text:span>nto(map)</text:p>
          <text:p text:style-name="P54">Inserts monsters in the map. Every position has 20% chance to get a monster.</text:p>
        </text:list-item>
        <text:list-item>
          <text:p text:style-name="P72">make_<text:span text:style-name="T55">h</text:span>ome(map)</text:p>
          <text:p text:style-name="P68">Insère le string ‘M’ à un endroit au hasard dans la map (sans monstre)</text:p>
        </text:list-item>
        <text:list-item>
          <text:p text:style-name="P72"><text:span text:style-name="T49">create_battle</text:span><text:bookmark-start text:name="__DdeLink__193_2361603599"/>(<text:span text:style-name="T48">map, char</text:span>, monster_position)<text:bookmark-end text:name="__DdeLink__193_2361603599"/></text:p>
          <text:p text:style-name="P56">Create the battle between the character and the monster at the given position.</text:p>
        </text:list-item>
        <text:list-item>
          <text:p text:style-name="P74">startGame()</text:p>
          <text:p text:style-name="P57"><text:span text:style-name="T56">In this function the whole game will take place. This time you will get no code and not even pseudo-code. You will have to implement the entire algorithm yourself. Know that if you can do this on your own, you will have successfully processed the entire logics behind computer programming. Have fun while coding;)</text:span><text:line-break/><text:line-break/><text:span text:style-name="T56">The game starts by asking for a name as input, then generates a map of dimension 10x10 and then inserts the monsters in th map.</text:span></text:p>
          <text:p text:style-name="P55"><text:span text:style-name="T56">Then, after every new turn the program prints the current position of the character and the current number of turns passed. Then the user can choose where to go next (according to the possibilities left). Etc. etc. until ending the game.</text:span><text:line-break/><text:span text:style-name="T56">If the character enters a position where a monster is located, the program informs him and launches the battle. From the start of the game the program informs the character about the location of his home.</text:span></text:p>
          <text:p text:style-name="P55"/>
        </text:list-item>
      </text:list>
      <text:p text:style-name="P79">Some practicalities:</text:p>
      <text:list xml:id="list1388888685" text:style-name="L3">
        <text:list-item>
          <text:p text:style-name="P75">T<text:span text:style-name="T56">he character can not leave the map</text:span></text:p>
        </text:list-item>
        <text:list-item>
          <text:p text:style-name="P73"><text:span text:style-name="T56">The character can not get back to the last position he was in</text:span><text:line-break/><text:span text:style-name="T46">Of course he can get back to positions he has been before, but not the last one. So he can not make direct 180° turns. So if he is for example pointing left, he can not make his new movement to the right.</text:span></text:p>
        </text:list-item>
        <text:list-item>
          <text:p text:style-name="P76">The home of the character is the only location where it is impossible to find a monster.</text:p>
        </text:list-item>
        <text:list-item>
          <text:p text:style-name="P76">The game is done once the character has no lifes anymore, or that he killed all the monsters.</text:p>
        </text:list-item>
        <text:list-item>
          <text:p text:style-name="P77">The monsters do not move. They stay on their initial positions until dying (or finishing the game)</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6">Happy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2:55:12.023943039</meta:creation-date>
    <dc:date>2019-09-20T19:03:09.339662160</dc:date>
    <meta:editing-duration>P1DT9H37M59S</meta:editing-duration>
    <meta:editing-cycles>25</meta:editing-cycles>
    <meta:generator>LibreOffice/6.0.7.3$Linux_X86_64 LibreOffice_project/00m0$Build-3</meta:generator>
    <meta:document-statistic meta:table-count="1" meta:image-count="0" meta:object-count="0" meta:page-count="5" meta:paragraph-count="125" meta:word-count="2345" meta:character-count="12831" meta:non-whitespace-character-count="10490"/>
  </office:meta>
</office:document-meta>
</file>